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4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3.25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62.36pt"/>
    </style:style>
    <style:style style:name="co13" style:family="table-column">
      <style:table-column-properties fo:break-before="auto" style:column-width="14.8pt"/>
    </style:style>
    <style:style style:name="co14" style:family="table-column">
      <style:table-column-properties fo:break-before="auto" style:column-width="19.56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170.39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250.1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51.0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36.2pt"/>
    </style:style>
    <style:style style:name="co24" style:family="table-column">
      <style:table-column-properties fo:break-before="auto" style:column-width="13.04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ro1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B3:.B10000]; &quot;&lt;&gt;''&quot;))" style:apply-style-name="Wrong" style:base-cell-address="DetailedGrades.B2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C3:.C10000]; &quot;&lt;&gt;''&quot;))" style:apply-style-name="Wrong" style:base-cell-address="DetailedGrades.C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D3:.D10000]; &quot;&lt;&gt;''&quot;))" style:apply-style-name="Wrong" style:base-cell-address="DetailedGrades.D2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E3:.E10000]; &quot;&lt;&gt;''&quot;))" style:apply-style-name="Wrong" style:base-cell-address="DetailedGrades.E2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G3:.G10000];&quot;&lt;&gt;''&quot;))" style:apply-style-name="Wrong" style:base-cell-address="DetailedGrades.G2"/>
    </style:style>
    <style:style style:name="ce35" style:family="table-cell" style:parent-style-name="Default" style:data-style-name="N4"/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H3:.H10000];&quot;&lt;&gt;''&quot;))" style:apply-style-name="Wrong" style:base-cell-address="DetailedGrades.H2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I3:.I10000];&quot;&lt;&gt;''&quot;))" style:apply-style-name="Wrong" style:base-cell-address="DetailedGrades.I2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K3:.K10000];&quot;&lt;&gt;''&quot;))" style:apply-style-name="Wrong" style:base-cell-address="DetailedGrades.K2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00)" table:allow-empty-cell="true" table:base-cell-address="DetailedGrades.H3">
          <table:error-message table:message-type="stop" table:display="true"/>
        </table:content-validation>
        <table:content-validation table:name="val2" table:condition="of:cell-content-is-in-list(&quot;y&quot;;&quot;n&quot;)" table:allow-empty-cell="true" table:display-list="unsorted" table:base-cell-address="DetailedGrades.K3">
          <table:error-message table:message-type="stop" table:display="true"/>
        </table:content-validation>
      </table:content-validations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9"/>
        <table:table-column table:style-name="co5" table:number-columns-repeated="4" table:default-cell-style-name="Default"/>
        <table:table-row table:style-name="ro1">
          <table:table-cell table:style-name="ce1" table:formula="of:=[$weights.$F$1]" office:value-type="string" office:string-value="DS Sciprog Exam" calcext:value-type="string" table:number-columns-spanned="2" table:number-rows-spanned="1">
            <text:p>DS Sciprog Exam</text:p>
          </table:table-cell>
          <table:covered-table-cell table:style-name="ce4"/>
          <table:table-cell table:style-name="ce5" table:formula="of:=[$weights.$F$2]" office:value-type="string" office:string-value="June 5th, 2019" calcext:value-type="string" table:number-columns-spanned="3" table:number-rows-spanned="1">
            <text:p>June 5th, 2019</text:p>
          </table:table-cell>
          <table:covered-table-cell/>
          <table:covered-table-cell table:style-name="ce10"/>
          <table:table-cell table:style-name="ce10" table:number-columns-repeated="3"/>
        </table:table-row>
        <table:table-row table:style-name="ro2">
          <table:table-cell table:style-name="ce2" table:number-columns-repeated="2"/>
          <table: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 table:number-columns-spanned="2" table:number-rows-spanned="1">
            <text:p>Grade</text:p>
          </table:table-cell>
          <table:covered-table-cell table:style-name="ce2"/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12233" calcext:value-type="float">
            <text:p>112233</text:p>
          </table:table-cell>
          <table:table-cell table:formula="of:=INDIRECT(&quot;DetailedGrades.B&quot; &amp; (3 + [$weights.$B$1] + ([$weights.$B$1] * (ROW()-5))))" office:value-type="string" office:string-value="Mario" calcext:value-type="string">
            <text:p>Mario</text:p>
          </table:table-cell>
          <table:table-cell table:formula="of:=INDIRECT(&quot;DetailedGrades.E&quot; &amp; (3 + [$weights.$B$1] + ([$weights.$B$1] * (ROW()-5))))" office:value-type="float" office:value="27" calcext:value-type="float">
            <text:p>27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23456" calcext:value-type="float">
            <text:p>123456</text:p>
          </table:table-cell>
          <table:table-cell table:formula="of:=INDIRECT(&quot;DetailedGrades.B&quot; &amp; (3 + [$weights.$B$1] + ([$weights.$B$1] * (ROW()-5))))" office:value-type="string" office:string-value="Luigi" calcext:value-type="string">
            <text:p>Luigi</text:p>
          </table:table-cell>
          <table:table-cell table:formula="of:=INDIRECT(&quot;DetailedGrades.E&quot; &amp; (3 + [$weights.$B$1] + ([$weights.$B$1] * (ROW()-5))))" office:value-type="string" office:string-value="30" calcext:value-type="string">
            <text:p>30</text:p>
          </table:table-cell>
          <table:table-cell table:formula="of:=INDIRECT(&quot;DetailedGrades.F&quot; &amp; (3 + [$weights.$B$1] + ([$weights.$B$1] * (ROW()-5)))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666666" calcext:value-type="float">
            <text:p>666666</text:p>
          </table:table-cell>
          <table:table-cell table:formula="of:=INDIRECT(&quot;DetailedGrades.B&quot; &amp; (3 + [$weights.$B$1] + ([$weights.$B$1] * (ROW()-5))))" office:value-type="string" office:string-value="Bowser" calcext:value-type="string">
            <text:p>Bowser</text:p>
          </table:table-cell>
          <table:table-cell table:formula="of:=INDIRECT(&quot;DetailedGrades.E&quot; &amp; (3 + [$weights.$B$1] + ([$weights.$B$1] * (ROW()-5))))" office:value-type="float" office:value="20" calcext:value-type="float">
            <text:p>20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etailedGrad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17"/>
        <table:table-column table:style-name="co7" table:default-cell-style-name="ce2"/>
        <table:table-column table:style-name="co8" table:default-cell-style-name="ce17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5" table:default-cell-style-name="ce3"/>
        <table:table-column table:style-name="co16" table:default-cell-style-name="ce31"/>
        <table:table-column table:style-name="co17" table:default-cell-style-name="ce46"/>
        <table:table-column table:style-name="co18" table:default-cell-style-name="ce18"/>
        <table:table-column table:style-name="co19" table:default-cell-style-name="Default"/>
        <table:table-column table:style-name="co5" table:number-columns-repeated="1009" table:default-cell-style-name="Default"/>
        <table:table-row table:style-name="ro3">
          <table:table-cell table:style-name="ce11" table:formula="of:=&quot;PASSED:  &quot; &amp; COUNTIF([.D3:.D10000];&quot;=PASSED&quot;) &amp; &quot;/&quot;" office:value-type="string" office:string-value="PASSED:  3/" calcext:value-type="string">
            <text:p>PASSED: <text:s/>3/</text:p>
          </table:table-cell>
          <table:table-cell table:style-name="ce14" table:formula="of:=COUNTIF([.A3:.A10000];&quot;&lt;&gt;''&quot;)" office:value-type="float" office:value="3" calcext:value-type="float">
            <text:p>3</text:p>
          </table:table-cell>
          <table:table-cell table:style-name="ce14"/>
          <table:table-cell table:style-name="ce21" office:value-type="string" calcext:value-type="string">
            <text:p>AVERAGE AMONG PASSED</text:p>
          </table:table-cell>
          <table:table-cell table:style-name="ce24" table:formula="of:=AVERAGEIF([.D3:.D10000]; &quot;=PASSED&quot;;[.E3:.E10000])" office:value-type="float" office:value="23.5" calcext:value-type="float">
            <text:p>23.5</text:p>
          </table:table-cell>
          <table:table-cell table:style-name="ce29"/>
          <table:table-cell/>
          <table:table-cell table:style-name="ce35"/>
          <table:table-cell/>
          <table:table-cell table:style-name="ce2"/>
          <table:table-cell table:style-name="ce7"/>
          <table:table-cell table:style-name="ce32"/>
          <table:table-cell table:style-name="ce2"/>
          <table:table-cell table:style-name="ce16"/>
          <table:table-cell table:style-name="ce2" table:number-columns-repeated="1010"/>
        </table:table-row>
        <table:table-row table:style-name="ro4">
          <table:table-cell table:style-name="ce12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15" office:value-type="string" calcext:value-type="string">
            <text:p>Name</text:p>
          </table:table-cell>
          <table:table-cell table:style-name="ce19" office:value-type="string" calcext:value-type="string">
            <text:p>ID</text:p>
          </table:table-cell>
          <table:table-cell table:style-name="ce22" office:value-type="string" calcext:value-type="string">
            <text:p>Result</text:p>
          </table:table-cell>
          <table:table-cell table:style-name="ce25" office:value-type="string" calcext:value-type="string">
            <text:p>Grade</text:p>
          </table:table-cell>
          <table:table-cell table:style-name="ce12" office:value-type="string" calcext:value-type="string">
            <text:p>L</text:p>
          </table:table-cell>
          <table:table-cell table:style-name="ce34" office:value-type="string" calcext:value-type="string">
            <text:p>Exercise</text:p>
          </table:table-cell>
          <table:table-cell table:style-name="ce36" office:value-type="string" calcext:value-type="string">
            <text:p>Percentage</text:p>
          </table:table-cell>
          <table:table-cell table:style-name="ce38" office:value-type="string" calcext:value-type="string" table:number-columns-spanned="2" table:number-rows-spanned="1">
            <text:p>Points</text:p>
          </table:table-cell>
          <table:covered-table-cell table:style-name="ce40"/>
          <table:table-cell table:style-name="ce41" office:value-type="string" calcext:value-type="string">
            <text:p>Passed tests?</text:p>
          </table:table-cell>
          <table:table-cell table:style-name="ce12" office:value-type="string" calcext:value-type="string">
            <text:p>Notes</text:p>
          </table:table-cell>
          <table:table-cell table:style-name="Default" table:number-columns-repeated="2"/>
          <table:table-cell table:style-name="ce47" table:number-columns-repeated="2"/>
          <table:table-cell table:style-name="ce40" table:number-columns-repeated="1008"/>
        </table:table-row>
        <table:table-row table:style-name="ro5">
          <table:table-cell table:style-name="ce2" table:formula="of:=SUM([.I3:.I8])" office:value-type="float" office:value="27" calcext:value-type="float">
            <text:p>27</text:p>
          </table:table-cell>
          <table:table-cell table:style-name="ce16" office:value-type="string" calcext:value-type="string">
            <text:p>Mario</text:p>
          </table:table-cell>
          <table:table-cell table:style-name="ce20" office:value-type="float" office:value="112233" calcext:value-type="float">
            <text:p>112233</text:p>
          </table:table-cell>
          <table:table-cell table:style-name="ce23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26" table:formula="of:= IF([.A3]&gt;30; &quot;30&quot;; ROUND([.A3]))" office:value-type="float" office:value="27" calcext:value-type="float">
            <text:p>27</text:p>
          </table:table-cell>
          <table:table-cell table:style-name="ce30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7" table:content-validation-name="val1" office:value-type="percentage" office:value="0.75" calcext:value-type="percentage">
            <text:p>75.00%</text:p>
          </table:table-cell>
          <table:table-cell table:style-name="ce39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13" table:content-validation-name="val2" office:value-type="string" calcext:value-type="string">
            <text:p>y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3"/>
          <table:table-cell table:number-columns-repeated="2"/>
          <table:table-cell table:style-name="ce18"/>
          <table:table-cell table:style-name="ce27"/>
          <table:table-cell table:style-name="ce31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7" table:content-validation-name="val1" office:value-type="percentage" office:value="0" calcext:value-type="percentage">
            <text:p>0.00%</text:p>
          </table:table-cell>
          <table:table-cell table:style-name="ce39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3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3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3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3"/>
          <table:table-cell table:style-name="ce18"/>
          <table:table-cell table:style-name="Default" table:number-columns-repeated="2"/>
          <table:table-cell table:style-name="ce8"/>
          <table:table-cell table:style-name="ce9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7" table:content-validation-name="val1" office:value-type="percentage" office:value="0" calcext:value-type="percentage">
            <text:p>0.00%</text:p>
          </table:table-cell>
          <table:table-cell table:style-name="ce39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5">
          <table:table-cell table:style-name="ce2" table:formula="of:=SUM([.I9:.I14])" office:value-type="float" office:value="39" calcext:value-type="float">
            <text:p>39</text:p>
          </table:table-cell>
          <table:table-cell table:style-name="ce16" office:value-type="string" calcext:value-type="string">
            <text:p>Luigi</text:p>
          </table:table-cell>
          <table:table-cell table:style-name="ce20" office:value-type="float" office:value="123456" calcext:value-type="float">
            <text:p>123456</text:p>
          </table:table-cell>
          <table:table-cell table:style-name="ce23" table:formula="of:=IF([.E9]&gt;=[$weights.$F$3];&quot;PASSED&quot;; &quot;NOT PASSED&quot;)" office:value-type="string" office:string-value="PASSED" calcext:value-type="string">
            <text:p>PASSED</text:p>
          </table:table-cell>
          <table:table-cell table:style-name="ce26" table:formula="of:= IF([.A9]&gt;30; &quot;30&quot;; ROUND([.A9]))" office:value-type="string" office:string-value="30" calcext:value-type="string">
            <text:p>30</text:p>
          </table:table-cell>
          <table:table-cell table:style-name="ce30" table:formula="of:=IF([.A9]=[$weights.$B$2];&quot;L&quot;; &quot;&quot;)" office:value-type="string" office:string-value="L" calcext:value-type="string">
            <text:p>L</text:p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9]*OFFSET([$weights.$B9]; - [$weights.$B$1] * QUOTIENT(ROW()-3; [$weights.$B$1]); 0)" office:value-type="float" office:value="4" calcext:value-type="float">
            <text:p>4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13" table:content-validation-name="val2" office:value-type="string" calcext:value-type="string">
            <text:p>y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0]*OFFSET([$weights.$B10]; - [$weights.$B$1] * QUOTIENT(ROW()-3; [$weights.$B$1]); 0)" office:value-type="float" office:value="10" calcext:value-type="float">
            <text:p>10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1]*OFFSET([$weights.$B11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style-name="ce2"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2]*OFFSET([$weights.$B12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3]*OFFSET([$weights.$B13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8"/>
          <table:table-cell table:style-name="Default" table:number-columns-repeated="2"/>
          <table:table-cell table:style-name="ce8"/>
          <table:table-cell table:style-name="ce9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4]*OFFSET([$weights.$B14]; - [$weights.$B$1] * QUOTIENT(ROW()-3; [$weights.$B$1]); 0)" office:value-type="float" office:value="1" calcext:value-type="float">
            <text:p>1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6">
          <table:table-cell table:style-name="ce2" table:formula="of:=SUM([.I15:.I20])" office:value-type="float" office:value="20" calcext:value-type="float">
            <text:p>20</text:p>
          </table:table-cell>
          <table:table-cell table:style-name="ce16" office:value-type="string" calcext:value-type="string">
            <text:p>Bowser</text:p>
          </table:table-cell>
          <table:table-cell table:style-name="ce20" office:value-type="float" office:value="666666" calcext:value-type="float">
            <text:p>666666</text:p>
          </table:table-cell>
          <table:table-cell table:style-name="ce23" table:formula="of:=IF([.E15]&gt;=[$weights.$F$3];&quot;PASSED&quot;; &quot;NOT PASSED&quot;)" office:value-type="string" office:string-value="PASSED" calcext:value-type="string">
            <text:p>PASSED</text:p>
          </table:table-cell>
          <table:table-cell table:style-name="ce26" table:formula="of:= IF([.A15]&gt;30; &quot;30&quot;; ROUND([.A15]))" office:value-type="float" office:value="20" calcext:value-type="float">
            <text:p>20</text:p>
          </table:table-cell>
          <table:table-cell table:style-name="ce30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7" table:content-validation-name="val1" office:value-type="percentage" office:value="0.5" calcext:value-type="percentage">
            <text:p>50.00%</text:p>
          </table:table-cell>
          <table:table-cell table:style-name="ce39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13" table:content-validation-name="val2" office:value-type="string" calcext:value-type="string">
            <text:p>y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7" table:content-validation-name="val1" office:value-type="percentage" office:value="0" calcext:value-type="percentage">
            <text:p>0.00%</text:p>
          </table:table-cell>
          <table:table-cell table:style-name="ce39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13" table:content-validation-name="val2" office:value-type="string" calcext:value-type="string">
            <text:p>y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7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7]*OFFSET([$weights.$B17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table:content-validation-name="val1" office:value-type="percentage" office:value="1" calcext:value-type="percentage">
            <text:p>100.00%</text:p>
          </table:table-cell>
          <table:table-cell table:style-name="ce39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7" table:content-validation-name="val1" office:value-type="percentage" office:value="0" calcext:value-type="percentage">
            <text:p>0.00%</text:p>
          </table:table-cell>
          <table:table-cell table:style-name="ce39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8"/>
          <table:table-cell table:style-name="Default" table:number-columns-repeated="2"/>
          <table:table-cell table:style-name="ce8"/>
          <table:table-cell table:style-name="ce9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7" table:content-validation-name="val1" office:value-type="percentage" office:value="0" calcext:value-type="percentage">
            <text:p>0.00%</text:p>
          </table:table-cell>
          <table:table-cell table:style-name="ce39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13" table:content-validation-name="val2" office:value-type="string" calcext:value-type="string">
            <text:p>n</text:p>
          </table:table-cell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16"/>
          <table:table-cell table:style-name="ce20"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8"/>
          <table:table-cell table:style-name="Default" table:number-columns-repeated="2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16"/>
          <table:table-cell table:style-name="ce20"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8"/>
          <table:table-cell table:style-name="Default" table:number-columns-repeated="2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3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3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3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3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4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4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4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 table:style-name="ce4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0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 table:style-name="ce2"/>
          <table:table-cell table:style-name="ce16"/>
          <table:table-cell/>
          <table:table-cell table:style-name="ce23"/>
          <table:table-cell table:style-name="ce26"/>
          <table:table-cell table:style-name="ce33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5">
          <table:table-cell/>
          <table:table-cell table:style-name="ce16"/>
          <table:table-cell table:style-name="ce20"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2">
          <table:table-cell/>
          <table:table-cell table:style-name="ce16"/>
          <table:table-cell/>
          <table:table-cell table:style-name="ce16"/>
          <table:table-cell table:style-name="ce28"/>
          <table:table-cell table:style-name="ce32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8"/>
          <table:table-cell table:style-name="ce9"/>
          <table:table-cell/>
          <table:table-cell table:style-name="ce37"/>
          <table:table-cell table:style-name="ce39"/>
          <table:table-cell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16"/>
          <table:table-cell table:style-name="ce27"/>
          <table:table-cell table:style-name="ce31"/>
          <table:table-cell table:style-name="ce2" table:number-columns-repeated="2"/>
          <table:table-cell table:number-columns-repeated="2"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16"/>
          <table:table-cell table:style-name="ce27"/>
          <table:table-cell/>
          <table:table-cell table:style-name="ce2" table:number-columns-repeated="2"/>
          <table:table-cell table:number-columns-repeated="2"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16"/>
          <table:table-cell table:number-columns-repeated="2"/>
          <table:table-cell table:style-name="ce2" table:number-columns-repeated="2"/>
          <table:table-cell table:number-columns-repeated="2"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3"/>
          <table:table-cell table:style-name="ce42"/>
          <table:table-cell/>
          <table:table-cell table:style-name="ce45"/>
          <table:table-cell table:number-columns-repeated="1010"/>
        </table:table-row>
        <table:table-row table:style-name="ro2">
          <table:table-cell table:number-columns-repeated="10"/>
          <table:table-cell table:style-name="ce13"/>
          <table:table-cell table:number-columns-repeated="2"/>
          <table:table-cell table:style-name="ce45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45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tailedGrades.C2:DetailedGrades.C2">
            <calcext:condition calcext:apply-style-name="Wrong" calcext:value="formula-is([.B1]&lt;&gt;COUNTIF([.C3:.C10000]; &quot;&lt;&gt;''&quot;))" calcext:base-cell-address="DetailedGrades.C2"/>
          </calcext:conditional-format>
          <calcext:conditional-format calcext:target-range-address="DetailedGrades.B2:DetailedGrades.B2">
            <calcext:condition calcext:apply-style-name="Wrong" calcext:value="formula-is([.B1]&lt;&gt;COUNTIF([.B3:.B10000]; &quot;&lt;&gt;''&quot;))" calcext:base-cell-address="DetailedGrades.B2"/>
          </calcext:conditional-format>
          <calcext:conditional-format calcext:target-range-address="DetailedGrades.D2:DetailedGrades.D2">
            <calcext:condition calcext:apply-style-name="Wrong" calcext:value="formula-is([.B1]&lt;&gt;COUNTIF([.D3:.D10000]; &quot;&lt;&gt;''&quot;))" calcext:base-cell-address="DetailedGrades.D2"/>
          </calcext:conditional-format>
          <calcext:conditional-format calcext:target-range-address="DetailedGrades.E2:DetailedGrades.E2">
            <calcext:condition calcext:apply-style-name="Wrong" calcext:value="formula-is([.B1]&lt;&gt;COUNTIF([.E3:.E10000]; &quot;&lt;&gt;''&quot;))" calcext:base-cell-address="DetailedGrades.E2"/>
          </calcext:conditional-format>
          <calcext:conditional-format calcext:target-range-address="DetailedGrades.H2:DetailedGrades.H2">
            <calcext:condition calcext:apply-style-name="Wrong" calcext:value="formula-is([.B1]* [$weights.$B$1]&lt;&gt;COUNTIF([.H3:.H10000];&quot;&lt;&gt;''&quot;))" calcext:base-cell-address="DetailedGrades.H2"/>
          </calcext:conditional-format>
          <calcext:conditional-format calcext:target-range-address="DetailedGrades.I2:DetailedGrades.I2">
            <calcext:condition calcext:apply-style-name="Wrong" calcext:value="formula-is([.B1]* [$weights.$B$1]&lt;&gt;COUNTIF([.I3:.I10000];&quot;&lt;&gt;''&quot;))" calcext:base-cell-address="DetailedGrades.I2"/>
          </calcext:conditional-format>
          <calcext:conditional-format calcext:target-range-address="DetailedGrades.K2:DetailedGrades.K2">
            <calcext:condition calcext:apply-style-name="Wrong" calcext:value="formula-is([.B1]* [$weights.$B$1]&lt;&gt;COUNTIF([.K3:.K10000];&quot;&lt;&gt;''&quot;))" calcext:base-cell-address="DetailedGrades.K2"/>
          </calcext:conditional-format>
          <calcext:conditional-format calcext:target-range-address="DetailedGrades.G2:DetailedGrades.G2">
            <calcext:condition calcext:apply-style-name="Wrong" calcext:value="formula-is([.B1]* [$weights.$B$1]&lt;&gt;COUNTIF([.G3:.G10000];&quot;&lt;&gt;''&quot;))" calcext:base-cell-address="DetailedGrades.G2"/>
          </calcext:conditional-format>
        </calcext:conditional-formats>
      </table:table>
      <table:table table:name="weights" table:style-name="ta1">
        <table:table-column table:style-name="co20" table:default-cell-style-name="Default"/>
        <table:table-column table:style-name="co5" table:number-columns-repeated="5" table:default-cell-style-name="Default"/>
        <table:table-column table:style-name="co5" table:default-cell-style-name="ce50"/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5" table:default-cell-style-name="ce50"/>
        <table:table-column table:style-name="co5" table:number-columns-repeated="2" table:default-cell-style-name="Default"/>
        <table:table-row table:style-name="ro2">
          <table:table-cell table:style-name="ce48" office:value-type="string" calcext:value-type="string">
            <text:p>Exercises</text:p>
          </table:table-cell>
          <table:table-cell table:style-name="ce48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48" office:value-type="string" calcext:value-type="string">
            <text:p>Exam name</text:p>
          </table:table-cell>
          <table:table-cell table:style-name="ce48" office:value-type="string" calcext:value-type="string">
            <text:p>DS Sciprog Exam</text:p>
          </table:table-cell>
          <table:table-cell table:style-name="ce49"/>
          <table:table-cell table:number-columns-repeated="12"/>
        </table:table-row>
        <table:table-row table:style-name="ro12">
          <table:table-cell table:style-name="ce48" office:value-type="string" calcext:value-type="string">
            <text:p>Total</text:p>
          </table:table-cell>
          <table:table-cell table:style-name="ce48" table:formula="of:=SUM([.B3:.B100])" office:value-type="float" office:value="39" calcext:value-type="float">
            <text:p>39</text:p>
          </table:table-cell>
          <table:table-cell table:style-name="ce48" table:formula="of:=SUM([.C3:.C9])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Date</text:p>
          </table:table-cell>
          <table:table-cell table:style-name="ce48" office:value-type="string" calcext:value-type="string">
            <text:p>June 5<text:span text:style-name="T1">th</text:span>, 2019</text:p>
          </table:table-cell>
          <table:table-cell table:style-name="ce49"/>
          <table:table-cell table:style-name="ce12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12" office:value-type="string" calcext:value-type="string">
            <text:p>Name</text:p>
          </table:table-cell>
          <table:table-cell table:style-name="ce40" office:value-type="string" calcext:value-type="string">
            <text:p>ID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Grade</text:p>
          </table:table-cell>
          <table:table-cell table:style-name="ce12" office:value-type="string" calcext:value-type="string">
            <text:p>L</text:p>
          </table:table-cell>
          <table:table-cell table:style-name="ce40"/>
          <table:table-cell table:style-name="ce40" office:value-type="string" calcext:value-type="string">
            <text:p>Percentage</text:p>
          </table:table-cell>
          <table:table-cell table:style-name="ce40" office:value-type="string" calcext:value-type="string" table:number-columns-spanned="2" table:number-rows-spanned="1">
            <text:p>Points</text:p>
          </table:table-cell>
          <table:covered-table-cell table:style-name="ce51"/>
          <table:table-cell table:style-name="ce12" table:number-columns-repeated="2"/>
        </table:table-row>
        <table:table-row table:style-name="ro13">
          <table:table-cell office:value-type="string" calcext:value-type="string">
            <text:p>1 leap ye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8" office:value-type="string" calcext:value-type="string">
            <text:p>Min to pass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style-name="ce2" table:formula="of:=SUM([.P3:.P8])" office:value-type="float" office:value="20.8" calcext:value-type="float">
            <text:p>20.8</text:p>
          </table:table-cell>
          <table:table-cell table:style-name="ce16" office:value-type="string" calcext:value-type="string">
            <text:p>The Sufficient Guy</text:p>
          </table:table-cell>
          <table:table-cell table:style-name="ce3"/>
          <table:table-cell table:style-name="ce23" table:formula="of:=IF([.L3]&gt;=[.$E$1];&quot;PASSED&quot;; &quot;NOT PASSED&quot;)" office:value-type="string" office:string-value="NOT PASSED" calcext:value-type="string">
            <text:p>NOT PASSED</text:p>
          </table:table-cell>
          <table:table-cell table:style-name="ce26" table:formula="of:= IF([.H3]&gt;30; &quot;30&quot;; ROUND([.H3]))" office:value-type="float" office:value="21" calcext:value-type="float">
            <text:p>21</text:p>
          </table:table-cell>
          <table:table-cell table:style-name="ce30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52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full_dat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7" office:value-type="percentage" office:value="0.8" calcext:value-type="percentage">
            <text:p>80.00%</text:p>
          </table:table-cell>
          <table:table-cell table:style-name="ce39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52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rtial_dat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office:value-type="percentage" office:value="0.2" calcext:value-type="percentage">
            <text:p>20.00%</text:p>
          </table:table-cell>
          <table:table-cell table:style-name="ce39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52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partial_dates_and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52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fake_news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52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8"/>
          <table:table-cell table:number-columns-repeated="2"/>
          <table:table-cell table:style-name="ce8"/>
          <table:table-cell table:style-name="ce9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52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9:.P14])" office:value-type="float" office:value="25.3" calcext:value-type="float">
            <text:p>25.3</text:p>
          </table:table-cell>
          <table:table-cell table:style-name="ce16" office:value-type="string" calcext:value-type="string">
            <text:p>The Average Guy</text:p>
          </table:table-cell>
          <table:table-cell table:style-name="ce3"/>
          <table:table-cell table:style-name="ce23" table:formula="of:=IF([.L9]&gt;=[.$E$1];&quot;PASSED&quot;; &quot;NOT PASSED&quot;)" office:value-type="string" office:string-value="NOT PASSED" calcext:value-type="string">
            <text:p>NOT PASSED</text:p>
          </table:table-cell>
          <table:table-cell table:style-name="ce26" table:formula="of:= IF([.H9]&gt;30; &quot;30&quot;; ROUND([.H9]))" office:value-type="float" office:value="25" calcext:value-type="float">
            <text:p>25</text:p>
          </table:table-cell>
          <table:table-cell table:style-name="ce30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52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7" office:value-type="percentage" office:value="0.8" calcext:value-type="percentage">
            <text:p>80.00%</text:p>
          </table:table-cell>
          <table:table-cell table:style-name="ce39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52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52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office:value-type="percentage" office:value="0.2" calcext:value-type="percentage">
            <text:p>20.00%</text:p>
          </table:table-cell>
          <table:table-cell table:style-name="ce39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52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52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8"/>
          <table:table-cell table:number-columns-repeated="2"/>
          <table:table-cell table:style-name="ce8"/>
          <table:table-cell table:style-name="ce9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52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15:.P20])" office:value-type="float" office:value="39" calcext:value-type="float">
            <text:p>39</text:p>
          </table:table-cell>
          <table:table-cell table:style-name="ce16" office:value-type="string" calcext:value-type="string">
            <text:p>The Top Guy</text:p>
          </table:table-cell>
          <table:table-cell table:style-name="ce3"/>
          <table:table-cell table:style-name="ce23" table:formula="of:=IF([.L15]&gt;=[.$E$1];&quot;PASSED&quot;; &quot;NOT PASSED&quot;)" office:value-type="string" office:string-value="NOT PASSED" calcext:value-type="string">
            <text:p>NOT PASSED</text:p>
          </table:table-cell>
          <table:table-cell table:style-name="ce26" table:formula="of:= IF([.H15]&gt;30; &quot;30&quot;; ROUND([.H15]))" office:value-type="string" office:string-value="30" calcext:value-type="string">
            <text:p>30</text:p>
          </table:table-cell>
          <table:table-cell table:style-name="ce30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52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52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3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52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52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3"/>
          <table:table-cell table:style-name="ce16"/>
          <table:table-cell table:style-name="ce3"/>
          <table:table-cell table:style-name="ce16"/>
          <table:table-cell table:style-name="ce28"/>
          <table:table-cell table:style-name="ce32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52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3"/>
          <table:table-cell table:style-name="ce18"/>
          <table:table-cell table:number-columns-repeated="2"/>
          <table:table-cell table:style-name="ce8"/>
          <table:table-cell table:style-name="ce9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9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52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rong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10:51:55.99787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9-12-08T10:57:43.475413416</dc:date>
    <meta:editing-duration>PT19H22M43S</meta:editing-duration>
    <meta:editing-cycles>146</meta:editing-cycles>
    <meta:generator>LibreOffice/5.1.6.2$Linux_X86_64 LibreOffice_project/10m0$Build-2</meta:generator>
    <meta:document-statistic meta:table-count="3" meta:cell-count="582" meta:object-count="0"/>
    <meta:user-defined meta:name="qrichtext">1</meta:user-defined>
  </office:meta>
</office:document-meta>
</file>